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ellButton.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tandard/ExecuteClickAction.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2.805cm"/>
    </style:style>
    <style:style style:name="co13" style:family="table-column">
      <style:table-column-properties fo:break-before="auto" style:column-width="1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1.796cm"/>
    </style:style>
    <style:style style:name="co17" style:family="table-column">
      <style:table-column-properties fo:break-before="auto" style:column-width="2.258cm"/>
    </style:style>
    <style:style style:name="co18" style:family="table-column">
      <style:table-column-properties fo:break-before="auto" style:column-width="5.754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6" style:family="table-cell" style:parent-style-name="Status" style:data-style-name="N100">
      <style:table-cell-properties fo:background-color="#4781ad"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4" style:family="table-cell" style:parent-style-name="Status" style:data-style-name="N1">
      <style:table-cell-properties fo:background-color="#98c2e2" style:cell-protect="none" style:print-content="true" style:text-align-source="fix" style:repeat-content="false" fo:wrap-option="wrap" fo:border="0.74pt solid #ffffff" style:shrink-to-fit="true" style:vertical-align="middle"/>
      <style:paragraph-properties fo:text-align="center" fo:margin-left="0cm"/>
      <style:text-properties fo:color="#ffffff" style:font-name="Arial" fo:font-size="12pt" fo:language="none" fo:country="none" fo:font-weight="normal" style:font-name-asian="Arial1" style:font-size-asian="11pt" style:font-weight-asian="normal" style:font-name-complex="Arial2" style:font-size-complex="11pt" style:font-weight-complex="normal"/>
    </style:style>
    <style:style style:name="ce15" style:family="table-cell" style:parent-style-name="Status" style:data-style-name="N100">
      <style:table-cell-properties fo:background-color="#98c2e2" style:cell-protect="none"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6"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5"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6" style:family="table-cell" style:parent-style-name="Status"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7" style:family="table-cell" style:parent-style-name="Status"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1" style:family="table-cell" style:parent-style-name="Status"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22" style:family="table-cell" style:parent-style-name="Status" style:data-style-name="N100">
      <style:table-cell-properties fo:background-color="#b4c7dc" style:cell-protect="none" style:print-content="true" fo:border="0.74pt solid #ffffff" style:vertical-align="middle"/>
      <style:text-properties fo:color="#ffffff" fo:font-size="12pt" fo:font-weight="normal" style:font-weight-asian="normal" style:font-weight-complex="normal"/>
    </style:style>
    <style:style style:name="ce31" style:family="table-cell" style:parent-style-name="Default"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4" style:family="table-cell" style:parent-style-name="Default" style:data-style-name="N100">
      <style:table-cell-properties fo:background-color="#b5bfca" style:cell-protect="none" style:print-content="true" fo:border="0.74pt solid #ffffff" style:vertical-align="middle"/>
      <style:text-properties fo:font-weight="normal" style:font-weight-asian="normal" style:font-weight-complex="normal"/>
    </style:style>
    <style:style style:name="ce34" style:family="table-cell" style:parent-style-name="Default"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9" style:family="table-cell" style:parent-style-name="Default"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38"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32"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5" style:family="table-cell" style:parent-style-name="Default">
      <style:table-cell-properties style:cell-protect="protected" style:print-content="true"/>
      <style:text-properties fo:font-weight="normal" style:font-weight-asian="normal" style:font-weight-complex="normal"/>
    </style:style>
    <style:style style:name="ce36"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normal" style:font-weight-asian="normal" style:font-weight-complex="normal"/>
    </style:style>
    <style:style style:name="ce44" style:family="table-cell" style:parent-style-name="Default" style:data-style-name="N100"/>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weight="bold"/>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Configuração de Peças Com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 de Peças atual em arquivo separado da aplicação"/>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Lista de Peças que foi salva anteriormente"/>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Tud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Lista de Configurações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uma Lista salva"/>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current-selected="true"/>
              <form:option form:label="Forno:  Comprimento = 100, Largura = 100, Altura = 300"/>
            </form:listbox>
            <form:button form:name="botaoEditarForno" form:control-implementation="ooo:com.sun.star.form.component.CommandButton" xml:id="control13" form:id="control13" form:label="Habilitar Botões de Edi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obrescrever a Última Config. Us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configuração atual sobrescrevendo a última aberta ou salva"/>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6"/>
          <table:table-cell table:style-name="ce2" office:value-type="string" calcext:value-type="string">
            <text:p>Largura (cm):</text:p>
          </table:table-cell>
          <table:table-cell table:style-name="ce31"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31" table:number-columns-spanned="3" table:number-rows-spanned="1"/>
          <table:covered-table-cell/>
          <table:covered-table-cell table:style-name="ce36"/>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26" table:number-columns-spanned="9" table:number-rows-spanned="1"/>
          <table:covered-table-cell table:style-name="ce21"/>
          <table:covered-table-cell table:number-columns-repeated="7" table:style-name="ce24"/>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11"/>
          <table:table-cell table:style-name="ce14" table:number-columns-spanned="2" table:number-rows-spanned="1"/>
          <table:covered-table-cell table:style-name="ce16"/>
          <table:table-cell/>
          <table:table-cell table:number-columns-spanned="11" table:number-rows-spanned="1">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Alt. Peça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1">
            <text:p>Comprimento (cm):</text:p>
          </table:table-cell>
          <table:covered-table-cell/>
          <table:table-cell table:style-name="ce27"/>
          <table:table-cell table:style-name="ce2" office:value-type="string" calcext:value-type="string">
            <text:p>Largura (cm):</text:p>
          </table:table-cell>
          <table:table-cell table:style-name="ce34"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34" table:number-columns-spanned="3" table:number-rows-spanned="1"/>
          <table:covered-table-cell table:style-name="ce35"/>
          <table:covered-table-cell table:style-name="ce36"/>
          <table:table-cell table:number-columns-repeated="1008"/>
        </table:table-row>
        <table:table-row table:style-name="ro1">
          <table:table-cell table:style-name="ce6" office:value-type="string" calcext:value-type="string" table:number-columns-spanned="2" table:number-rows-spanned="1">
            <text:p>Diâmetro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7" table:number-columns-spanned="9" table:number-rows-spanned="1"/>
          <table:covered-table-cell table:number-columns-repeated="4" table:style-name="ce22"/>
          <table:covered-table-cell table:number-columns-repeated="4" table:style-name="ce32"/>
          <table:table-cell table:number-columns-repeated="1008"/>
        </table:table-row>
        <table:table-row table:style-name="ro1">
          <table:table-cell table:style-name="ce6" table:number-columns-spanned="2" table:number-rows-spanned="1"/>
          <table:covered-table-cell table:style-name="ce11"/>
          <table:table-cell table:style-name="ce12" table:number-columns-spanned="2" table:number-rows-spanned="1"/>
          <table:covered-table-cell table:style-name="ce11"/>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3.805cm" svg:height="0.899cm" svg:x="0cm" svg:y="0cm" draw:control="control15"/>
          </table:table-cell>
          <table:covered-table-cell table:style-name="ce9"/>
          <table:table-cell table:style-name="ce9" table:number-columns-spanned="3" table:number-rows-spanned="1">
            <draw:control table:end-cell-address="Forno.P9" table:end-x="1.795cm" table:end-y="0.899cm" draw:z-index="15" draw:name="Controle 15" draw:style-name="gr6" draw:text-style-name="P2" svg:width="4.296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1cm" table:end-y="0.9cm" draw:z-index="19" draw:name="Controle 19" draw:style-name="gr7" draw:text-style-name="P2" svg:width="3.945cm" svg:height="0.9cm" svg:x="0cm" svg:y="0cm" draw:control="control20"/>
          </table:table-cell>
          <table:covered-table-cell/>
          <table:table-cell table:style-name="ce38">
            <draw:control draw:z-index="10" draw:name="Controle 10" draw:style-name="gr4" draw:text-style-name="P2" svg:width="2.804cm" svg:height="0.9cm" svg:x="0cm" svg:y="0cm" draw:control="control9"/>
          </table:table-cell>
          <table:table-cell table:style-name="ce38" table:number-columns-spanned="4" table:number-rows-spanned="1">
            <draw:control draw:z-index="16" draw:name="Controle 16" draw:style-name="gr5" draw:text-style-name="P2" svg:width="5.297cm" svg:height="0.9cm" svg:x="0cm" svg:y="0cm" draw:control="control17"/>
          </table:table-cell>
          <table:covered-table-cell table:number-columns-repeated="3" table:style-name="ce38"/>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5"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5"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5"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5"/>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5" office:value-type="string" calcext:value-type="string">
            <text:p>Quantidade</text:p>
          </table:covered-table-cell>
          <table:covered-table-cell table:style-name="ce25"/>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number-columns-repeated="1020"/>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number-columns-repeated="1020"/>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number-columns-repeated="1020"/>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KilnStorage" table:style-name="ta1" table:protected="true" table:protection-key="btWDPPNShuv4Zit7WUnw10K77D8=" table:protection-key-digest-algorithm="http://www.w3.org/2000/09/xmldsig#sha1">
        <loext:table-protection loext:select-protected-cells="true" loext:select-unprotected-cells="true"/>
        <table:table-column table:style-name="co18" table:default-cell-style-name="Default"/>
        <table:table-column table:style-name="co17" table:number-columns-repeated="9" table:default-cell-style-name="Default"/>
        <table:table-column table:style-name="co17" table:number-columns-repeated="2" table:default-cell-style-name="ce44"/>
        <table:table-row table:style-name="ro3">
          <table:table-cell table:number-columns-repeated="12"/>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2-04T15:57:12.776028439</dc:date>
    <meta:editing-duration>P4DT5H48M30S</meta:editing-duration>
    <meta:editing-cycles>5901</meta:editing-cycles>
    <meta:document-statistic meta:table-count="2" meta:cell-count="40" meta:object-count="21"/>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Global Const typeCircle = "Círculo"
Global Const typeSquare = "Quadrado"
Global Const typeRectangle = "Retângulo"
Global Const typeTriangle = "Triângulo"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KilnStorage"

Global Const solverExecutableName = "solve"

'
'Global Const defaultProtectSelection = "$Forno.$F$6"

'Sheet protection password
Global Const protectionPassword = "123456"


'Global Variables
Global nItems As Integer
Global lastListButtonIndex As Integer
'Global mousePressed As Boolean
'Global comboListOpen As Boolean

'Allow or block execution on a cell click
Global canChange As Boolean

'Execution controllers
Global changingKilnData As Boolean
Global solvingKilnProblem As Boolean
Global excludingRow As Boolean

'colors
Global editableBGColor As Long
Global nonEditableBGColor As Long
Global lableBGColor As Long
Global excludeBGColor As Long
Global redColor As Long
Global whiteColor As Long

'files
Global pathLastModifiedList As String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True)
Function ChangeKilnDataEnd()
	changingKilnData = False
End Function

'Return wheter a kiln is being editted or not
Function IsChangingKiln() As Boolean
	IsChangingKiln = changingKilnData
End Function


Function ExcludingRowStart() 
	excludingRow = True
End Function

Function ExcludingRowEnd()
	excludingRow = False
End Function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	mousePressed = False
'	comboListOpen = False

	'Set colors
	SetColors()
	
	'Set files paths variables
	pathLastModifiedList = ""
	
	'Count number of items	
	UpdateItemsCounters()
	
End Function


'Set the start values of the GUI
Function SetGUIData()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SetZeroAllItems()
	
End Function


'Set the global variables and initial configurations when file is opened
Sub SetInitialValues()

	PrepareExecution()
	
	SetGlobalVariables()
	SetGUIData()

	canChange = True
	actionsAreBlocked = False
	excludingRow = False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Verify if piece amount is an integer value
Function VerifyValue(sourceCell As Object)
	
	'Get the cell where the first piece amount is stored
	firstAmountCell = GetFirstCellOfListHeader()
	While firstAmountCell.GetString() &lt;&gt; headerLableAmount
		firstAmountCell = GetCellSameRowNextColumn(firstAmountCell)
	WEnd
	firstAmountCell = GetCellNextRowSameColumn(firstAmountCell)

	'Get first cell amount column and Row
	fAmountColumn = GetCellColumnIndex(firstAmountCell)
	fAmountRow = GetCellRowIndex(firstAmountCell)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If (row &gt;= fAmountRow And column = fAmountColumn) Then
			PrepareExecution()
			value = sourceCell.GetString()
	
			If Not IsIntegerNumber(value) Then
				If value &lt;&gt; "" Then
					InputMustBeANumberError(sourceCell)
				EndIf
				sourceCell.SetString("0")
			Else
				value = CInt(value)
				sourceCell.SetString(value)
				
			EndIf
			FinishExecution()
		EndIf
	Else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End Function

'Activate when cell is selected
Function LockCellSelection()

	If (Not CanExecuteAction()) Then
		Exit Function
	EndIf

	cellObj = ThisComponent.CurrentSelection
	'Verify if it is a cell or a range
	isRange = False
	cellName = Split(cellObj.AbsoluteName, ".")(1)
	cellSplittedName = Split(cellName, "$")
	If (UBound(cellSplittedName) &gt; 2) Then
		isRange = True
	EndIf
	
'	protected = cellObj.CellProtection.IsLocked
'	defaultSelectionCell = GetCellObjectByName(defaultProtectSelection)
	
	'if it is a cell
	If (Not isRange And canChange) Then
		'If the cell must act as a button, executes its action
		If (CellIsButton(cellObj)) Then
			canChange = False
			cellDst = GetCellSameRowNextColumn(cellObj)
			sheet = GetSheetByName("Forno")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Forno")
			'cellRange = sheet.getCellRangeByName(defaultSelectionCell.AbsoluteName)
			'controller = ThisComponent.GetCurrentController()
			'controller.Select(cellRange)
			'canChange = True
			
		EndIf
		canChange = True
	EndIf

End Function


'Verify if a cell must act as a button
Function CellIsButton(cell As Object) As Boolean
	'update pieces counter
	UpdateItemsCounters()
	
	On Error GoTo NotACell
		'Get cell row and column
		
		cName = cell.AbsoluteName
		
		If cName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update pieces counter
	UpdateItemsCounters()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		RemoveItemLine(cell)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Function GetButtonCell(buttonShape As Object)

	button = buttonShape.Source.Model	
	buttonCellAddr = GetButtonLocation(button)
	buttonCell = GetCellObjectByName(buttonCellAddr)
	GetButtonCell = buttonCell

End Function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Set current selection to button cell
	SetSelectionToButtonCell(buttonShape)
	
	'Get the cell where the button is
	buttonCell = GetButtonCell(buttonShape)
	
	'Add the piece if all input data is correct
	AddItemToList(buttonCell)
	
	'Enable AddItem button
'	button.Enabled = Tru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Avoid more clicks in button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Function EditKilnButtonAction(buttonShape As Object)

	PrepareExecution()
	DisableAllButtons()
	SetSelectionToButtonCell(buttonShape)

	listBoxObj = GetKilnListBox()
	kilnName = listBoxObj.CurrentValue
	
	If (kilnName = "") Then
		MsgBox("Escolha um forno para alterar")
		EnableAllButtons()
		DisableKilnEdition()
		FinishExecution()
		Exit Function
	EndIf
	
	EnableKilnEdition()
	FinishExecution()
	
End Func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form = sheet.DrawPage.Forms.GetByIndex(0)
	listBoxObj = form.GetByName(listBoxName)
	kilnName = listBoxObj.CurrentValue
	
	msgText = "Tem certeza que deseja alterar os dados d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cellObj = GetCellPreviousRowSameColumn(cellObj)
	kilnLength = cellObj.GetString()
	
	cellLength = cellObj

	If (Not IsIntegerNumber(kilnLength)) Then
		SaveKilnEdition = InputMustBeANumberError(cellLength)
		En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kilnCellStart = kilnCell
	kilnCell = GetCellSameRowNextColumn(kilnCellStart)
	oldDataSize = 0
	While (kilnCell.GetString() &lt;&gt; "")
		kilnCell = GetCellSameRowNextColumn(kilnCell)
		oldDataSize = oldDataSize + 1
	WEnd
	
	kilnCell = GetCellSameRowNextColumn(kilnCellStart)
	Dim oldData(oldDataSize - 1) As String
	i = 0
	While (kilnCell.GetString() &lt;&gt; "")
		
		oldData(i) = kilnCell.GetString()
		i = i + 1
		
		kilnCell.SetString("")
		kilnCell = GetCellSameRowNextColumn(kilnCell)
		
	WEnd
	
	kilnCellStart.SetString("")
	
	numberOfSupports = UBound(supports) + 1
	Dim data(3+numberOfSupports) As String
	
	data(0) = kilnLength
	data(1) = kilnWidth
	data(2) = kilnHeight
	
	For i = 0 To UBound(supports)
		data(i+3) = supports(i)
	Next i
	
	If (Not CreateKilnRow(data)) Then
		CreateKilnRow(oldData)
		EnableKilnEdition()
		FinishExecution()
		Exit Function
	EndIf

	cellLength.SetString("")
	cellWidth.SetString("")
	cellHeight.SetString("")
	cellSupports.SetString("")
	
	SelectEmptyKiln()

	kilnName = GetKilnName(data(0), data(1), data(2))
	MsgBox("Alterações salvas. O forno foi renomeado para " &amp; kilnName)

	EnableAllButtons()
	FinishExecution()

End Function

Function CancelKilnEdition(buttonShape As Object)
	
	DisableKilnEdition()
	
	PrepareExecution()
	DisableAllButtons()

	SetSelectionToButtonCell(buttonShape)
	
	SelectEmptyKiln()

	EnableAllButtons()
	FinishExecution()

End Function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form = sheet.DrawPage.Forms.GetByIndex(0)
	listBoxObj = form.GetByName(listBoxName)
	kilnName = listBoxObj.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listBoxObj.refresh()
	
	SelectEmptyKiln()
	
	MsgBox("Forno apagado.")

	EnableAllButtons()
	FinishExecution()

End Function


'Function RemoveItem(ev As com.sun.star.awt.ActionEvent)
'	PrepareExecution()
'	button = ev.Source.Model
'
'	cellName = GetButtonLocationByName(button.Name)
'	cellObj = GetCellObjectByName(cellName)
'	
'	RemoveItemLine(cellObj)
'	
'	FinishExecution()

'End Function


Function CleanListByRemoving(buttonShape As Object)

	PrepareExecution()
	DisableAllButtons()
	UpdateItemsCounters()

	If (nItems = 0) Then
		MsgBox("Não há items para remover")
		EnableAllButtons()
		FinishExecution()
		Exit Function
	EndIf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Function CleanList(buttonShape As Object)

	PrepareExecution()
	DisableAllButtons()
	UpdateItemsCounters()

	If (nItems = 0) Then
		MsgBox("Não há items para zerar")
		FinishExecution()
		Exit Function
	EndIf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Function WriteList(buttonShape As Object) As String
	
	PrepareExecution()
	DisableAllButtons()

	UpdateItemsCounters()
	
	textToWrite = GetCurrentListAsString()
	
	If textToWrite = "" Then
		EnableAllButtons()
		FinishExecution()
		Stop
	EndIf
	
	SetSelectionToButtonCell(buttonShape)
	
'	filePath = GetSaveAsFilePathFromUser("Salvar Lista como", GetSavedListsPath())
	
	canceled = False
	picked = False
	
	While ((Not canceled) And (Not picked))
		filePath = GetSavedListsPath()
		fileName = InputBox("Digite o nome do arquivo (não utilize acentos)", "Escolha o nome do arquivo.")
		filePath = filePath &amp; fileName
		
		If (Right(filePath, 4) &lt;&gt; ".txt") Then
			filePath = filePath &amp; ".txt"
		EndIf

		If (fileName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	pathToFile = SplitPath(filePath)
'	Redim Preserve pathToFile(UBound(pathToFile)-1)
'	pathToFile = JoinPath(pathToFile)
'
'	While ((pathToFile &lt;&gt; GetSavedListsPath()) And (Not canceled))
'		If (filePath = "") Then
'			canceled = True
'		Else
'			pathToFile = SplitPath(filePath)
'			Redim Preserve pathToFile(UBound(pathToFile)-1)
'			pathToFile = JoinPath(pathToFile)
'			MsgBox("Erro! Configuração de peças só podem ser salvas no diretório inicial!")		
'			filePath = GetSaveAsFilePathFromUser("Salvar Lista como", GetSavedListsPath())
'		EndIf
'	Wend
	
	If (canceled) Then
		MsgBox("Operação Cancelada! Nome do arquivo é necessário para salvar a lista.")
		EnableAllButtons()
		FinishExecution()
		Stop
	EndIf

	WriteTextFile(filePath, textToWrite)
	pathString = ConvertASCIIPathAccentedLetters(filePath)
	MsgBox("Arquivo salvo em " &amp; pathString &amp; ".")
	
	pathLastModifiedList = filePath
	WriteList = filePath

	EnableAllButtons()
	FinishExecution()
	
End Function


Function WriteListLastOpened(buttonShape As Object)

	PrepareExecution()
	DisableAllButtons()

	UpdateItemsCounters()
	
	SetSelectionToButtonCell(buttonShape)
	
	textToWrite = GetCurrentListAsString()
	
	If textToWrite = "" Then
		EnableAllButtons()
		FinishExecution()
		Stop
	EndIf
	
'	filePath = GetSaveAsFilePathFromUser("Salvar Lista como", GetSavedListsPath())
	
	canceled = False
	picked = False
		
	If Replace(pathLastModifiedList, " ", "") = "" Then
		MsgBox("Nenhum arquivo de configuração foi aberto desde a inicialização da aplicação ou após a exclusão da última configuração. Escolha um novo nome para o arquivo.")
		pathLastModifiedList = WriteList(buttonShape)
	Else
		pathString = ConvertASCIIPathAccentedLetters(pathLastModifiedList)
		fileName = SplitPath(pathString)(UBound(SplitPath(pathString)))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filePath = GetFileToReadPathFromUser("Escolha a configuração a ser carregada", GetSavedListsPath())

	If (filePath = "") Then
		MsgBox("Operação Cancelada! Arquivo não selecionado.")
		EnableAllButtons()
		FinishExecution()	
		Exit Function
	EndIf
	
	UpdateItemsCounters()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pathLastModifiedList = filePath
	
	EnableAllButtons()
	FinishExecution()

End Function


Function EraseSavedList(buttonShape As Object)

	PrepareExecution()
	DisableAllButtons()

	filePath = GetFileToReadPathFromUser("Escolha Lista a ser carregada", GetSavedListsPath())

	If (filePath = "") Then
		EnableAllButtons()
		FinishExecution()
		Exit Function
	EndIf 
	
	pathString = ConvertASCIIPathAccentedLetters(filePath)
	answer = MsgBox("Tem certeza que deseja apagar o arquivo " &amp; pathString &amp; "?", MB_YESNO)
	
	If (answer &lt;&gt; IDYES) Then
		EnableAllButtons()
		FinishExecution()
		Exit Function
	EndIf
	
	EraseFile(filePath)
	
	pathLastModifiedList = ""
	
	MsgBox("Arquivo apagado.")

	EnableAllButtons()
	FinishExecution()

End Function


Function EditListItems(buttonShape As Object)

	PrepareExecution()
	DisableAllButtons()
	
	UpdateItemsCounters()
	
	If (nItems &lt;= 0) Then
		MsgBox("Não há peças na lista.")
		EnableAllButtons()
		FinishExecution()
		Exit Function
	EndIf
	
	btnEdit = buttonShape.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Function CallSolver(buttonShape As Object)
	
	PrepareExecution()
	DisableAllButtons()
	StartedSolvingKilnProblem()
	
	AllowSolverExecutionAndWriting()

	UpdateItemsCounters()
	
	If (nItems = 0) Then
		MsgBox("Não há peças na lista.")
		EndedSolvingKilnProblem()
		EnableAllButtons()
		FinishExecution()
		Exit Function
	EndIf

	Dim ui As Object
	

	listAsText = GetCurrentListAsString()
	
	If listAsText = "" Then		
		EndedSolvingKilnProblem()
		EnableAllButtons()
		FinishExecution()
		Exit Function
	EndIf
	
	If (Not HasItems(listAsText)) Then
		MsgBox("Operação Cancelada! Nenhuma peça tem quantidade maior que zero.")
		EndedSolvingKilnProblem()
		EnableAllButtons()
		FinishExecution()
		Exit Function
	EndIf 

	kilnDataAsText = GetSelectedKilnInfoAsText()
	If (kilnDataAsText = "" Or kilnDataAsText = "0") Then
		MsgBox("Selecione um forno para colocar as peças")
		EndedSolvingKilnProblem()
		EnableAllButtons()
		FinishExecution()
		Exit Function
	EndIf

	
	GlobalScope.BasicLibraries.loadLibrary("ScriptForge")
	ui = CreateScriptService("UI")
	msgText = "Se a aplicação disser que está travada é "
	msgText = msgText &amp; " devido a dificuldade de solução. Aguarde..."
	ui.ShowProgressBar("Gerando solução. Por favor aguarde...", msgText, 1)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ExecCommand(command)

	solutionPDF = solutionBasePath &amp; ".pdf"
	
	OpenPDFExternal(solutionPDF)
	
	ui.ShowProgressBar("Plano Gerado", "Tudo pronto!", 100)

'	ShowSheets()
	
	answer = MsgBox("Deseja salvar a solução gerada?", MB_YESNO, "Salvar solução")
	
	If (answer = IDYES) Then
		canceled = False
		picked = False
	
		While ((Not canceled) And (Not picked))
			filePath = GetSavedSolutionsPath()
			fileName = InputBox("Digite o nome do arquivo (não utilize acentos)", "Escolha o nome do arquivo de solução.")
			filePath = filePath &amp; fileName
			
			If (Right(filePath, 4) &lt;&gt; ".pdf") Then
				filePath = filePath &amp; ".pdf"
			EndIf
			
			If (fileName = "") Then
				canceled = True
			ElseIf (Not cancelado And PathHasSpaceOrAccentedLetter(filePath)) Then
				MsgBox("Erro: acento ou espaço encontrado no nome do arquivo.")
				fileName = InputBox("Digite o nome do arquivo (não utilize acentos nem espaços)", "Escolha o nome do arquivo de solução.")
			ElseIf (ExistsFile(filePath)) Then
				answer = MsgBox("Arquivo já existente. Deseja sobrescrever?", MB_YESNO)
				If (answer = IDYES) Then
					picked = True
				EndIf
			Else
				picked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Operação cancelada! Nome do arquivo é necessário para salvar a solução.")
		EndIf
	EndIf

	DeleteFile(itemFilePath)
	DeleteFile(kilnFilePath)
	DeleteFile(solutionPDF)
	
	ui.ShowProgressBar()

	EndedSolvingKilnProblem()
	EnableAllButtons()
	FinishExecution()

End Function


Function OpenSolution()

	PrepareExecution()
	
	filePath = GetFileToReadPathFromUser("Escolha a solução a ser aberta", GetSavedSolutionsPath(), "pdf")
	
	If (filePath = "") Then
		MsgBox("Operação Cancelada! Arquivo não selecionado.")
		FinishExecution()	
		Exit Function
	EndIf
	
	If (Right(filePath, 4) &lt;&gt; ".pdf") Then
		MsgBox("Operação Cancelada! Selecione um arquivo pdf")
		FinishExecution()	
		Exit Function
	End If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itemType = "") Then
		ReadItemInputData = FieldIsNeededError(inputCell)
		Exit Function
	EndIf
	
	'Read cells bellow
	inputCell = GetCellNextRowSameColumn(inputCell)
	itemDescription = inputCell.GetString()
	If (itemDescription = "") Then
		ReadItemInputData = FieldIsNeededError(inputCell)
		Exit Function
	EndIf

	inputCell = GetCellNextRowSameColumn(inputCell)
	itemHeight = inputCell.GetString()
	If (itemHeight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itemWidth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Forno")
	form = sheet.DrawPage.Forms.GetByIndex(0)
	listBoxObj = form.GetByName(listBoxName)
	
	GetKilnListBox = listBoxObj
	
End Function

Function GetKilnListBoundCell()

	listBoxObj = GetKilnListBox()
	GetKilnListBoundCell = listBoxObj.getValueBinding().BoundCell

End Function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	listBoxObj.SelectedItems(0) = 0
'	listBoxObj.SelectedValues(0) = ""
	listBoxObj.SelectedValue = ""
	
	SetChosenKilnValues("")

End Function

Function GetSelectedKilnInfoAsText() As String

	listBoxObj = GetKilnListBox()
	kilnName = listBoxObj.SelectedValue
	
	If (Replace(kilnName, " ", "") = "") Then
		GetSelectedKilnInfoAsText = ""
		Exit Function
	EndIf
	
	kilnData = GetKilnData(kilnName)
	
	
	kilnLength = kilnData(0)
	kilnWidth = kilnData(1)
	kilnHeight = kilnData(2)
	supports = Split(kilnData(3), " ")
	
	total = 0
	For i = 0 To UBound(supports)
		If Replace(supports(i), " ", "") &lt;&gt; "" Then
			total = total + 1
		EndIf
	Next i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Chr(10)
	If total &gt; 0 Then
		infoAsText = infoAsText &amp; UBound(supports) + 1
	Else
		infoAsText = infoAsText &amp; "0"
	EndIf
	infoAsText = infoAsText &amp; Chr(10)

	For i = LBound(supports) To UBound(supports)
		infoAsText = infoAsText &amp; supports(i)
		infoAsText = infoAsText &amp; Chr(10)
	Next i
	
	GetSelectedKilnInfoAsText = infoAsText

End Function


Function CreateKilnRow(kilnData() As String) As Boolean

	If (Not SheetExists(kilnSheetDBName)) Then
		CreateKilnSheet()
	EndIf
	
	sheet = GetSheetByName(kilnSheetDBName)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FieldIsNeededError(inputCell)
		Exit Function
	Endif

	'Jump to next input cell ignoring next lable
	inputCell = GetCellSameRowNextColumn(inputCell)
	inputCell = GetCellSameRowNextColumn(inputCell)
	
	width = inputCell.GetString()
	If (width = "") Then
		ReadKilnData = FieldIsNeededError(inputCell)
		Exit Function
	Endif

	'Jump to next input cell ignoring next lable
	inputCell = GetCellSameRowNextColumn(inputCell)
	inputCell = GetCellSameRowNextColumn(inputCell)
	
	height = inputCell.GetString()
	If (height = "") Then
		ReadKilnData = FieldIsNeededError(inputCell)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Chr(10)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	cellLableComprimento = GetCellPreviousRowSameColumn(cellLableComprimento)
	
	inputData = ReadKilnData(cellLableComprimento)
	'If an error occured enable the button
	If (inputData(0) = "") Then
		Exit Function
	EndIf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listBoxObj.StringItemList = kilnList

End Function


Function SetChosenKilnValues(kilnName As String)

	PrepareExecution()

	sheet = GetCurrentSheet()
	form = sheet.DrawPage.Forms.GetByIndex(0)
	controller = ThisComponent.GetCurrentController()
	
	listBoxObj = form.GetByName(listBoxName)

	boundCell = GetKilnList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CellBackColor = editableBGColor
	
	inputCell = GetCellPreviousRowSameColumn(inputCell)
	UnlockCell(inputCell)
	inputcell.CellBackColor = editableBGColor
	
	inputCell = GetCellSameRowNextColumn(inputCell)
	inputCell = GetCellSameRowNextColumn(inputCell)
	UnlockCell(inputCell)
	inputcell.CellBackColor = editableBGColor
	
	inputCell = GetCellSameRowNextColumn(inputCell)
	inputCell = GetCellSameRowNextColumn(inputCell)
	UnlockCell(inputCell)
	inputcell.CellBackColor = editableBGColor
	
	FinishExecution()

End Function


Function DisableKilnEdition()

	ChangeKilnDataEnd()

'	PrepareExecution()
	
	sheet = GetCurrentSheet()
	form = sheet.DrawPage.Forms.GetByIndex(0)
	controller = ThisComponent.GetCurrentController()	
	listBoxObj = form.GetByName(listBoxName)
	listBoxObj.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inputcell.CellBackColor = nonEditableBGColor
	LockCell(inputCell)
	
	inputCell = GetCellPreviousRowSameColumn(inputCell)
	inputcell.CellBackColor = nonEditableBGColor
	LockCell(inputCell)
	
	inputCell = GetCellSameRowNextColumn(inputCell)
	inputCell = GetCellSameRowNextColumn(inputCell)
	inputcell.CellBackColor = nonEditableBGColor
	LockCell(inputCell)
	
	inputCell = GetCellSameRowNextColumn(inputCell)
	inputCell = GetCellSameRowNextColumn(inputCell)
	inputCell.CellBackColor = nonEditableBGColor
	LockCell(inputCell)

'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	lastListButtonIndex = 0
'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
'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Amount Then
			cellRange.CellBackColor = editableBGColor
			UnlockCell(cellRange)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Amount Then
			cell.CellBackColor = editableBGColor
			UnlockCell(cell)
		ElseIf (cellHeader.GetString() = headerLableExclude)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	Dim nIndex As Integer
'	nIndex = -1
'	For i = 0 To formObj.getCount() - 1 step 1
'		If EqualUnoObjects(controlObj, formObj.getByIndex(i)) Then
'			nIndex = i
'			Exit For
'		End If
'	Next
'	GetButtonIndexOnForm = nIndex
'End Function

'Function AddMacroToButton(eventType As String, listenerType As String, macroName As String, index As Integer, formObj As Object)

'	sScriptURL = "vnd.sun.star.script:" &amp; macroName &amp; "?language=Basic&amp;location=document"
'	aEvent = CreateUnoStruct("com.sun.star.script.ScriptEventDescriptor")
'	
'	With aEvent
'		.AddListenerParam = ""
'		.EventMethod = eventType
'		.ListenerType = listenerType
'		.ScriptCode = sScriptURL
'		.ScriptType = "Script"
'   End With
' 
'	formObj.registerScriptEvent(index, aEvent)
'
'
'End Function


' assign sScriptURL event as css.awt.XActionListener::actionPerformed.
' event is assigned to the control described by the nIndex in the oForm container
'Function AddMacroReleasedToButton(macroName As String, buttonIndex As Integer, formObj As Object)
'	AddMacroToButton("mouseReleased", "XMouseListener", macroName, buttonIndex, formObj)
'End Function
'
'Function AddMacroPressedToButton(macroName As String, buttonIndex As Integer, formObj As Object)
'	AddMacroToButton("mousePressed", "XMouseListener", macroName, buttonIndex, formObj)
'End Function
'
'Function AssignMacros(buttonObj As Object, macroReleased As String, macroPressed As String)
'
'	sheet = GetCurrentSheet()
'	formObj = sheet.DrawPage.getForms().getByIndex(0)
'	btnIndex = GetButtonIndexOnForm(buttonObj, formObj)
'	
'	AddMacroReleasedToButton(macroReleased, btnIndex, formObj)
'	If (macroPressed &lt;&gt; "") Then
'		AddMacroPressedToButton(macroPressed, btnIndex, formObj)
'	EndIf
	
'End Function


'Create a button with an image in a cell
'Function CreateButton(buttonName As String, cellObj As Object, imgPath As String) As Object
'
'	'Create the button
'	buttonObj = CreateUnoService("com.sun.star.form.component.CommandButton")
'	buttonObj.Name = buttonName
'	buttonObj.ImageURL = AddURLPrefixOnPath(imgPath)
'
'	'Create the shape to contain it	
'	shapeObj = ThisComponent.createInstance("com.sun.star.drawing.ControlShape")
'	shapeObj.Name = "shape_" &amp; buttonObj.Name
'	
'	sheet = GetCurrentSheet()
'
'	'Add the shape to the page, set anchor and position, size
'	shapeObj.setControl(buttonObj)
'	sheet.DrawPage.add(shapeObj)
'	shapeObj.Anchor = cellObj
'	shapeObj.setSize(cellObj.Size)
'	shapeObj.setPosition(cellObj.Position)
'	
'	'Set button name on cell
'	cellObj.SetString(buttonName)
'   cellObj.IsTextWrapped = True
'	
'	CreateButton = buttonObj
'
'End Function


'Get an image of a button path
'Function GetButtonImagePath(imageName As String) As String
'	dirPath = GetCurrentDirPath()
'	
'	Dim imagePathArray(1) As String
'	imagePathArray(0) = dirPath
'	imagePathArray(1) = imgDirectoryName
'	
'	imgPath = JoinPath(imagePathArray) &amp; imageName
'
'	GetButtonImagePath = imgPath
'
'End Function
'
'
'Create a button for decrementing Qtd column value
'Function CreateButtonDecrement(buttonName As String, cellObj As Object)
'
'	decrementImgPath = GetButtonImagePath(imgButtonDecrement)
'	btn = CreateButton(buttonName, cellObj, decrementImgPath)
'	AssignMacros(btn, "Standard.ListManager.DecrementStop", "Standard.ListManager.DecrementItem")
'		
'End Function


'Create a button for incrementing Qtd column value
'Function CreateButtonIncrement(buttonName As String, cellObj As Object)
'
'	incrementImgPath = GetButtonImagePath(imgButtonIncrement)
'	btn = CreateButton(buttonName, cellObj, incrementImgPath)
'	AssignMacros(btn, "Standard.ListManager.IncrementStop", "Standard.ListManager.IncrementItem")
'
'End Function


'Create a button for deleting item
'Function CreateButtonTrash(buttonName As String, cellObj As Object)
'
'	trashImgPath = GetButtonImagePath(imgButtonTrash)
'	btn = CreateButton(buttonName, cellObj, trashImgPath)
'	AssignMacros(btn, "Standard.ListManager.RemoveItem", "")
'	
'End Function


'Create new item buttons
'Function CreateButtonsOnListRow(row As Integer)
	
'	firstCellHeaderList = GetFirstCellOfListHeader()
'	lastCellHeaderList = GetLastCellOfListHeader()
'
'	headerRow = GetCellRowIndex(firstCellHeaderList)
'
'	startColumn = GetCellColumnIndex(firstCellHeaderList)
'	endColumn = GetCellColumnIndex(lastCellHeaderList)
'	
'	column = startColumn
'	headerCell = GetCellObjectByIndex(headerRow, column)
'	
'	While (headerCell.GetString() &lt;&gt; headerLableAmount)
'		column = column + 1
'		HeaderCell = GetCellObjectByIndex(headerRow, column)
'	WEnd
'	
'	cellDecr = GetCellObjectByIndex(row, column)
'	CreateButtonDecrement(buttonDecrementPrefix &amp; lastListButtonIndex, cellDecr)
'	
'	cellQtd = GetCellSameRowNextColumn(cellDecr)
'	cellQtd.SetString("0")
'
'	cellIncr = GetCellSameRowNextColumn(cellQtd)
'	CreateButtonIncrement(buttonIncrementPrefix &amp; lastListButtonIndex, cellIncr)
'	
'	cellTrash = GetCellSameRowNextColumn(cellIncr)
'	CreateButtonTrash(buttonTrashPrefix &amp; lastListButtonIndex, cellTrash)	
'	
'	For i = 0 To nItems
'		shapeButtonDecr = GetButtonShapeByName(cellDecr.GetString())
'		shapeButtonIncr = GetButtonShapeByName(cellIncr.GetString())
'		shapeButtonTrash = GetButtonShapeByName(cellTrash.GetString())
'		
'		shapeButtonDecr.Position = cellDecr.Position
'		shapeButtonIncr.Position = cellIncr.Position
'		shapeButtonTrash.Position = cellTrash.Position
'		
'		cellDecr = GetCellNextRowSameColumn(cellDecr)
'		cellIncr = GetCellNextRowSameColumn(cellIncr)
'		cellTrash = GetCellNextRowSameColumn(cellTrash)
'	Next i
'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inputData(0) = "" Then
		Exit Function
	EndIf
	
	'Insert item in list
	InsertInListAtStart(inputData)
	
	'Reset input values
	CleanItemInputs(cellLableTipo)
	
	
End Function


'Function DecrementStop(ev as com.sun.star.awt.ActionEvent)
'	button = ev.Source.Model
'	mousePressed = False	
'	wait(200)
'End Function


'Function DecrementItem(ev as com.sun.star.awt.ActionEvent)	
	
'	mousePressed = True
'	numberOfClicks = ev.ClickCount
'
'	button = ev.Source.Model
'
'	decrementingValue = 1
'
'	waitingTime = 100
'	
'	totalTime = 0
'		
'	limitToSpeedup = 10 * waitingTime
'
'	While (mousePressed)
'
'		cellName = GetButtonLocationByName(button.Name)
'		cellObj = GetCellObjectByName(cellName)
'		
'		cellObj = GetCellSameRowNextColumn(cellObj)
'		value = CInt(cellObj.GetString())
'		
'		newValue = value - decrementingValue
'		If (newValue &gt;= 0) Then
'			value = newValue
'		ElseIf (decrementingValue &gt; 1) Then
'			decrementingValue = decrementingValue/2
'		EndIf
'		
'		cellObj.SetString(value &amp; "")
'		wait(waitingTime)
'		
'		totalTime = totalTime + waitingTime
'		If (totalTime &gt; limitToSpeedup) Then
'			decrementingValue = decrementingValue * 2
'			totalTime = 0
'		EndIf
'		
'		If (numberToIncrement &gt; 1) Then
'			decrementingValue = 1
'			numberOfClicks = 1
'		EndIf
'	
'	WEnd
'	
'End Function


'Function IncrementStop(ev as com.sun.star.awt.ActionEvent)
'	button = ev.Source.Model
'	mousePressed = False
'	wait(200)
'End Function


'Function IncrementItem(ev as com.sun.star.awt.ActionEvent)
'	mousePressed = True
'	numberOfClicks = ev.ClickCount
'
'	button = ev.Source.Model
'
'	cellName = GetButtonLocationByName(button.Name)
'	cellObj = GetCellObjectByName(cellName)
'
'	incrementingValue = 1
'
'	waitingTime = 100
'
'	totalTime = 0
'		
'	limitToSpeedup = 10 * waitingTime
'
'	While (mousePressed)
'	
'		cellObj = GetCellSameRowPreviousColumn(cellObj)
'		value = CInt(cellObj.GetString())
'		
'		newValue = value + incrementingValue
'		If (newValue &lt;= 999) Then
'			value = newValue
'		ElseIf (incrementingValue &gt; 1) Then
'			incrementingValue = incrementingValue/2
'		EndIf
'		
'		cellObj.SetString(value &amp; "")
'	
'		wait(waitingTime)
'		
'		totalTime = totalTime + waitingTime
'		If (totalTime &gt; limitToSpeedup) Then
'			incrementingValue = incrementingValue * 2
'			totalTime = 0
'		EndIf
'
'		If (numberToIncrement &gt; 1) Then
'			incrementingValue = 1
'			numberOfClicks = 1
'		EndIf
'
'	Wend
'	
'End Function

'Function RemoveItemButtons(row As Integer)
'
'	firstHeaderCell = GetFirstCellOfListHeader()
'	lastHeaderCell = GetLastCellOfListHeader()
'	
'	firstColumn = GetCellColumnIndex(firstHeaderCell)
'	lastColumn = GetCellColumnIndex(lastHeaderCell)	
'
'	cellObj = GetCellObjectByIndex(row, firstColumn)
'	
'	column = GetCellColumnIndex(cellObj)	
'
'	While (column &lt;= lastColumn)
'		cellObj = GetCellSameRowNextColumn(cellObj)
'		
'		column = GetCellColumnIndex(cellObj)
'		RemoveButton(cellObj.GetString())
'
'	WEnd
'
'End Function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UpdateItemsCounters()
	
	itemRow = GetCellRowIndex(cellObj)
	
'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Amount) Then
			'MsgBox(itemRow &amp; " " &amp; i)
			cellObj = GetCellObjectByIndex(itemRow, i)
			LockCell(cellObj)
		EndIf
	Next i

	nItems = nItems - 1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	For i = 0 To nItems-1
'		RemoveItemButtons(row + i)
'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Amount
		headerCell = GetCellSameRowNextColumn(headerCell)
	WEnd
	
	column = GetCellColumnIndex(headerCell)
	
	For i = row To row+nItems-1
		cellQtd = GetCellObjectByIndex(i, column)
		cellQtd.SetString("0")
	Next i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UpdateItemsCounters()
	
	If (nItems &lt;= 0) Then
		MsgBox("Lista vazia.")
		Exit Function
	EndIf

	firstHeaderCell = GetFirstCellOfListHeader()
	lastHeaderCell = GetLastCellOfListHeader()
	
	itemCell = GetCellNextRowSameColumn(firstHeaderCell)

	firstRow = GetCellRowIndex(itemCell)
	lastRow = firstRow + nItems - 1
	
	itemsList = GetAllItems()
	
	headerCell = firstHeaderCell
	While headerCell.GetString() &lt;&gt; headerLableAmount
		headerCell = GetCellSameRowNextColumn(headerCell)
	WEnd
	
	cellAmount = GetCellNextRowSameColumn(headerCell)
	While (IsIntegerNumber(cellAmount.GetString()) And cellAmount.GetString() &lt;&gt; "")
		cellAmount = GetCellNextRowSameColumn(cellAmount)
	WEnd
	
	If cellAmount.GetString() &lt;&gt; "" Then
		MsgBox("Os valores das quantidades devem ser números sem vírgula.")
		Exit Function
	EndIf
	
	textToWrite = ""
	
	For i = 0 To UBound(itemsList)
		item = itemsList(i)
		textToWrite = textToWrite &amp; item(0)
		For j = 1 To UBound(item)
			value = item(j)
			textToWrite = textToWrite &amp; " " &amp; value
		Next j
		If i &lt; UBound(itemsList) Then
			textToWrite = textToWrite &amp; Chr(10)
		EndIf
	Next i
	
	GetCurrentListAsString = textToWrite

End Function


Function SetItemAmount(row As Integer, itemAmount As String)

	cell = GetFirstCellOfListHeader()
	
	While (cell.GetString() &lt;&gt; headerLableAmount)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items(i)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EndIf
		items(i) = item
	Next i
	

	Dim columnsData(5, UBound(items)) As String

	For i = 0 To UBound(items)
		item = items(i)
		For j = 0 To UBound(item) 
			If item(j) &lt;&gt; "" Then
				columnsData(j, i) = item(j)
			EndIf
		Next j
	Next i

	SetListOfItemsValues(startRow, endRow, columnsData)
	FinishExecution()

End Function


Function GetListUnlockableRange()

	UpdateItemsCounters()

	cellHeaderStart = GetFirstCellOfListHeader()
	firstCell = GetCellNextRowSameColumn(cellHeaderStart)
	While cellHeaderStart.GetString() &lt;&gt; headerLableDescription
		cellHeaderStart = GetCellSameRowNextColumn(cellHeaderStart)
		firstCell = GetCellSameRowNextColumn(firstCell)
	WEnd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ption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Chr(10)
		Next i
		ListCellsAreValidy = False
	EndIf

	While cellHeader.GetString() &lt;&gt; headerLableDimension
		cellHeader = GetCellSameRowNextColumn(cellHeader)	
	WEnd
	cellSubHeader = GetCellNextRowSameColumn(cellHeader)
	cellHeader = GetCellSameRowNextColumn(cellHeader)
	
	While cellSubHeader.GetString() &lt;&gt; subHeaderLableLength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Chr(10)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Chr(10)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Chr(10)
		EndIf
		textCell = cell.GetString()
		cell.SetString(Replace(textCell, " ", ""))
	Next row
	cellSubHeader = GetCellSameRowNextColumn(cellSubHeader)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Stop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If (OSIsUnix()) Then
		ExecLinuxCommand(command)
	ElseIf(OSIsWindows()) Then
		'TODO
	EndIf
	
End Function


Function ExecLinuxCommand(command As String)

	shellCommand = "-c '" &amp; command &amp; "'"
	result = Shell("bash", 1,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LockUndo()
	UnlockSheet()
	LockAllControls()
End Function


Function FinishExecution()

	LockSheet()
	UnlockAllControls()
	'UnlockUndo()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Function MacroAlreadyRunningError()

	If (changingKilnData) Then
		MsgBox("Finalize a alteração do forno antes de executar outra ação")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Forno")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cellRange.HoriJustify= com.sun.star.table.CellHoriJustify.CENTER
	cellRange.VertJustify = com.sun.star.table.CellVertJustify.CENT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element library:name="ExecuteClickAc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